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paragraph-properties fo:margin-right="1cm" fo:line-height="115%" fo:text-align="center" style:justify-single-word="false"/>
      <style:text-properties officeooo:rsid="000b00f6" officeooo:paragraph-rsid="000b00f6"/>
    </style:style>
    <style:style style:name="P2" style:family="paragraph" style:parent-style-name="Standard">
      <style:paragraph-properties fo:margin-right="1cm" fo:line-height="115%" fo:text-align="start" style:justify-single-word="false"/>
      <style:text-properties fo:font-weight="bold" officeooo:rsid="000b00f6" officeooo:paragraph-rsid="000b00f6" style:font-weight-asian="bold" style:font-weight-complex="bold"/>
    </style:style>
    <style:style style:name="P3" style:family="paragraph" style:parent-style-name="Standard">
      <style:paragraph-properties fo:margin-right="1cm" fo:line-height="115%" fo:text-align="start" style:justify-single-word="false"/>
      <style:text-properties fo:font-weight="bold" officeooo:rsid="000c1fd6" officeooo:paragraph-rsid="000c1fd6" style:font-weight-asian="bold" style:font-weight-complex="bold"/>
    </style:style>
    <style:style style:name="P4" style:family="paragraph" style:parent-style-name="Standard">
      <style:paragraph-properties fo:margin-right="1cm" fo:line-height="115%" fo:text-align="start" style:justify-single-word="false"/>
      <style:text-properties fo:font-weight="normal" officeooo:rsid="000b00f6" officeooo:paragraph-rsid="000b00f6" style:font-weight-asian="normal" style:font-weight-complex="normal"/>
    </style:style>
    <style:style style:name="P5" style:family="paragraph" style:parent-style-name="Standard" style:list-style-name="L1">
      <style:paragraph-properties fo:margin-right="1cm" fo:line-height="115%" fo:text-align="start" style:justify-single-word="false"/>
      <style:text-properties fo:font-weight="normal" officeooo:rsid="000b00f6" officeooo:paragraph-rsid="000b00f6" style:font-weight-asian="normal" style:font-weight-complex="normal"/>
    </style:style>
    <style:style style:name="P6" style:family="paragraph" style:parent-style-name="Standard" style:list-style-name="L1">
      <style:paragraph-properties fo:margin-right="1cm" fo:line-height="115%" fo:text-align="start" style:justify-single-word="false"/>
      <style:text-properties fo:font-weight="normal" officeooo:rsid="000c1fd6" officeooo:paragraph-rsid="000c1fd6" style:font-weight-asian="normal" style:font-weight-complex="normal"/>
    </style:style>
    <style:style style:name="P7" style:family="paragraph" style:parent-style-name="Standard">
      <style:paragraph-properties fo:margin-right="1cm" fo:line-height="115%" fo:text-align="start" style:justify-single-word="false"/>
      <style:text-properties fo:font-weight="normal" officeooo:rsid="000c1fd6" officeooo:paragraph-rsid="000c1fd6" style:font-weight-asian="normal" style:font-weight-complex="normal"/>
    </style:style>
    <style:style style:name="P8" style:family="paragraph" style:parent-style-name="Standard">
      <style:paragraph-properties fo:margin-right="1cm" fo:line-height="115%" fo:text-align="start" style:justify-single-word="false"/>
      <style:text-properties fo:font-variant="normal" fo:text-transform="none" fo:color="#000000" loext:opacity="90%" style:font-name="apple-system" fo:font-size="10.5pt" fo:letter-spacing="normal" fo:font-style="normal" fo:font-weight="normal" officeooo:rsid="000c1fd6" officeooo:paragraph-rsid="000c1fd6" style:font-weight-asian="normal" style:font-weight-complex="normal"/>
    </style:style>
    <style:style style:name="P9" style:family="paragraph" style:parent-style-name="Standard">
      <style:paragraph-properties fo:margin-right="1cm" fo:line-height="115%" fo:text-align="start" style:justify-single-word="false"/>
      <style:text-properties fo:font-variant="normal" fo:text-transform="none" fo:color="#000000" loext:opacity="90%" style:font-name="apple-system" fo:font-size="10.5pt" fo:letter-spacing="normal" fo:font-style="normal" fo:font-weight="normal" officeooo:rsid="000f0cf3" officeooo:paragraph-rsid="000f0cf3" style:font-weight-asian="normal" style:font-weight-complex="normal"/>
    </style:style>
    <style:style style:name="P10" style:family="paragraph" style:parent-style-name="Standard">
      <style:paragraph-properties fo:margin-right="1cm" fo:line-height="115%" fo:text-align="start" style:justify-single-word="false"/>
      <style:text-properties fo:font-variant="normal" fo:text-transform="none" fo:color="#000000" loext:opacity="90%" style:font-name="apple-system" fo:font-size="10.5pt" fo:letter-spacing="normal" fo:font-style="normal" fo:font-weight="normal" officeooo:rsid="000f0cf3" officeooo:paragraph-rsid="000f0cf3" style:font-style-asian="normal" style:font-weight-asian="normal" style:font-style-complex="normal" style:font-weight-complex="normal"/>
    </style:style>
    <style:style style:name="P11" style:family="paragraph" style:parent-style-name="Standard">
      <style:paragraph-properties fo:margin-right="1cm" fo:line-height="115%" fo:text-align="start" style:justify-single-word="false"/>
      <style:text-properties fo:font-variant="normal" fo:text-transform="none" fo:color="#000000" loext:opacity="90%" style:font-name="apple-system" fo:font-size="10.5pt" fo:letter-spacing="normal" fo:font-style="italic" fo:font-weight="normal" officeooo:rsid="000f0cf3" officeooo:paragraph-rsid="000f0cf3"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0d72d4" style:font-size-asian="14pt" style:font-weight-asian="bold" style:font-size-complex="14pt" style:font-weight-complex="bold"/>
    </style:style>
    <style:style style:name="T4" style:family="text">
      <style:text-properties officeooo:rsid="000c1fd6"/>
    </style:style>
    <style:style style:name="T5" style:family="text">
      <style:text-properties officeooo:rsid="000d72d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Pesquisa de mercado </text:span><text:s/></text:p>
      <text:p text:style-name="P4"><text:span text:style-name="T1">Objetivo</text:span> </text:p>
      <text:p text:style-name="P4">Levantar requisitos para conquistar uma vaga de desenvolvedor web <text:span text:style-name="T5">fullstack.</text:span></text:p>
      <text:p text:style-name="P2">Requisitos</text:p>
      <text:list text:style-name="L1">
        <text:list-item>
          <text:p text:style-name="P5">HTML, CSS e Javascript (ES6+)</text:p>
        </text:list-item>
        <text:list-item>
          <text:p text:style-name="P5">ReactJS</text:p>
        </text:list-item>
        <text:list-item>
          <text:p text:style-name="P5">Banco de dados relacional e não relacional (MongoDB, MySQL e PostgreSQL)</text:p>
        </text:list-item>
        <text:list-item>
          <text:p text:style-name="P5">Node.js <text:span text:style-name="T4">e Python</text:span></text:p>
        </text:list-item>
        <text:list-item>
          <text:p text:style-name="P6">Aprender sobre IA</text:p>
        </text:list-item>
        <text:list-item>
          <text:p text:style-name="P6">APIs REST e JSON</text:p>
        </text:list-item>
      </text:list>
      <text:p text:style-name="P3">Ousadia</text:p>
      <text:p text:style-name="P8"><text:a xlink:type="simple" xlink:href="mailto:recrutamento@getronics.com" text:style-name="Internet_20_link" text:visited-style-name="Visited_20_Internet_20_Link">recrutamento@getronics.com</text:a> – entrar em contato com a equipe de RH para conversar sobre posicionamento e aprender a lidar com os sentimentos e se deixar ser vulnerável.</text:p>
      <text:p text:style-name="P11">Pesquisar por testes online de desenvolvedor web fullstack para ficar familiarizado com o formato das vagas.</text:p>
      <text:p text:style-name="P10"/>
      <text:p text:style-name="P9"/>
      <text:p text:style-name="P7"/>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6T21:00:03.662094614</meta:creation-date>
    <dc:date>2026-01-26T21:34:34.552039937</dc:date>
    <meta:editing-duration>PT20M10S</meta:editing-duration>
    <meta:editing-cycles>4</meta:editing-cycles>
    <meta:generator>LibreOffice/24.2.7.2$Linux_X86_64 LibreOffice_project/420$Build-2</meta:generator>
    <meta:document-statistic meta:table-count="0" meta:image-count="0" meta:object-count="0" meta:page-count="1" meta:paragraph-count="13" meta:word-count="90" meta:character-count="561" meta:non-whitespace-character-count="486"/>
  </office:meta>
</office:document-meta>
</file>